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rgSubtitle">
      <style:paragraph-properties fo:line-height="200%"/>
    </style:style>
    <style:style style:name="P3" style:family="paragraph" style:parent-style-name="OrgSubtitle">
      <style:paragraph-properties fo:line-height="200%"/>
      <style:text-properties officeooo:rsid="00181dca" officeooo:paragraph-rsid="00181dca"/>
    </style:style>
    <style:style style:name="P4" style:family="paragraph" style:parent-style-name="OrgTitle">
      <style:paragraph-properties fo:line-height="200%"/>
      <style:text-properties style:font-name="Arial" fo:font-size="24pt" fo:font-weight="bold" officeooo:rsid="00173d68" officeooo:paragraph-rsid="00173d68" style:font-name-asian="SimSun" style:font-size-asian="18pt" style:font-weight-asian="bold" style:font-name-complex="Tahoma" style:font-size-complex="18pt" style:font-weight-complex="bold"/>
    </style:style>
    <style:style style:name="P5" style:family="paragraph" style:parent-style-name="Text_20_body">
      <style:paragraph-properties fo:line-height="200%"/>
    </style:style>
    <style:style style:name="P6" style:family="paragraph" style:parent-style-name="Text_20_body">
      <style:paragraph-properties fo:line-height="200%"/>
      <style:text-properties officeooo:paragraph-rsid="0016cccf"/>
    </style:style>
    <style:style style:name="P7" style:family="paragraph" style:parent-style-name="Text_20_body">
      <style:paragraph-properties fo:line-height="200%"/>
      <style:text-properties officeooo:rsid="0016cccf" officeooo:paragraph-rsid="0016cccf"/>
    </style:style>
    <style:style style:name="P8" style:family="paragraph" style:parent-style-name="Text_20_body">
      <style:paragraph-properties fo:line-height="200%"/>
      <style:text-properties fo:font-weight="bold" officeooo:rsid="0016cccf" officeooo:paragraph-rsid="0016cccf" style:font-weight-asian="bold" style:font-weight-complex="bold"/>
    </style:style>
    <style:style style:name="P9" style:family="paragraph" style:parent-style-name="Text_20_body">
      <style:paragraph-properties fo:line-height="200%" fo:break-before="page"/>
      <style:text-properties fo:font-weight="bold" officeooo:rsid="0016cccf" officeooo:paragraph-rsid="0016cccf" style:font-weight-asian="bold" style:font-weight-complex="bold"/>
    </style:style>
    <style:style style:name="T1" style:family="text">
      <style:text-properties officeooo:rsid="0016cccf"/>
    </style:style>
    <style:style style:name="T2" style:family="text">
      <style:text-properties fo:font-style="italic" style:font-style-asian="italic" style:font-style-complex="italic"/>
    </style:style>
    <style:style style:name="T3" style:family="text">
      <style:text-properties fo:font-style="italic" officeooo:rsid="0016cccf" style:font-style-asian="italic" style:font-style-complex="italic"/>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4">UPI2211: Midterm Assignment</text:p>
      <text:p text:style-name="P2"><text:initial-creator>Tan Yee Jian</text:initial-creator></text:p>
      <text:p text:style-name="P3">22 Feb 2020</text:p>
      <text:p text:style-name="P5">Plato and Thomas More met, in More’s time, and having read each others’ work on an ideal city, which Thomas More named as Utopia, and Plato recorded his as Kallipolis. Both of them stroke up a conversation immediately after recognizing each other on the street, just before More has to attend a church service. </text:p>
      <text:p text:style-name="P5">More: Hi Plato, your work on Kallipolis was a monumental one, but do you mind talking about the social policies Socrates mentioned when he was describing how it can be built? </text:p>
      <text:p text:style-name="P5">Plato: Certainly. </text:p>
      <text:p text:style-name="P5">More: Then let us first talk about the composition of families. Socrates proposed the idea of shared spouses and children in Kallipolis, and that is for the reason of having the best possible offspring in Kallipolis. This is first driven by the fact that the “need for excellent rulers is indeed extreme” (<text:span text:style-name="Emphasis">Republic</text:span> 459b). And by observing dogs and birds at Glaucon’s home, we decide that since birds and dogs have the best and most noble offspring by “breeding from the best”(<text:span text:style-name="Emphasis">Republic</text:span> 459a), and “those in their prime”(<text:span text:style-name="Emphasis">Republic</text:span> 459b), we can have humans do the same too and have our best people produced generation over generations in the Kallipolis. </text:p>
      <text:p text:style-name="P5">Plato: That is true. </text:p>
      <text:p text:style-name="P5">More: Now allow me to ask, how are humans directly equal to the animals? Humans are clearly more superior beings than animals, for human is the species that is superior than just normal animals, as their souls are immortal and are unlike animals (<text:span text:style-name="Emphasis">Utopia</text:span> 101). Humans are also only species who “admires the beauty of the world, enjoys any sort of scent”, and “can tell the difference <text:soft-page-break/>between a harmony and a discord” (<text:span text:style-name="Emphasis">Utopia</text:span> 79). Since humans distinguished themselves from animals via their soul, and its qualities, then having citizens with the best possible soul is our priority. Furthermore, Socrates mentioned that in the Kallipolis, the guardians have to be “gentle, spirited, and philosophical” (<text:span text:style-name="Emphasis">Republic</text:span> 375c-e), all of which lies within the soul? One can be gentle in the looks, but evil and calculating in the soul, spirited in the body, but cowardly when confronted with hardships, and even more, if one is a fine philosopher, it is not easily distinguishable from the looks. Since the human body is a mere vessel containing the soul, which is responsible for what they do and who they are, we shall judge a person by its soul, just like how you choose the guardians in the Kallipolis. Since the most prized guardians of the Kallipolis are the strongest at their thoughts, and thus are suitable to be trained to be guardians, how can we liken the breeding of animals to humans, or much less, the guardians, whose spirits are unparalleled? </text:p>
      <text:p text:style-name="P5">Plato: Let me repeat your question. So you are opposing the idea of selective breeding of citizens in Kallipolis, claiming that it might not result in offspring with desired qualities as Socrates and Glaucon have hoped? </text:p>
      <text:p text:style-name="P5">More: That is precisely my question. </text:p>
      <text:p text:style-name="P5">Plato: Understand. First, let me ask you a question. I am sure you have horses in Europe? </text:p>
      <text:p text:style-name="P5">More: Certainly, but I think they are unlike humans in many ways. </text:p>
      <text:p text:style-name="P5">Plato: Pray let me finish my point. Now, when you choose your horses, are the tame-looking ones likely to be wild and unwieldy, or are they less likely to follow order as compared to the wild stallions? </text:p>
      <text:p text:style-name="P5">More: I think they are likely to be gentle. </text:p>
      <text:p text:style-name="P5">Plato: So it is not entirely unreasonable if we can judge people not just by its soul, for the body is just a case, as you will agree, which the soul resides, and a good soul, and a desirable one, will manifest itself to a decent body. As Socrates mentioned in Book IV, “it seems to me that a fit body <text:soft-page-break/>doesn’t by its own virtue make the soul good, but instead that the opposite is true - a good soul by its own virtue makes the body as good as possible.” (<text:span text:style-name="Emphasis">Republic</text:span> 403d) If you consider the contrapositive statement, if a body is not the best, it is unlikely the soul is made up of amazing virtue, since if the person is of the best in his mind, the body would not be a disappointing one. </text:p>
      <text:p text:style-name="P5">More: That is true, but I think we reached the tough question about body and souls, which is inherited in reproduction? Is it the just the body or it includes the soul? This is very contentious about humans, and we have our own belief in Christianity. Now I would like to hear more from you about this. </text:p>
      <text:p text:style-name="P5">Plato: Then let us talk about humans. Do you think the children of thieves, will all likely to be priests or philosophers in the future? Will they not be born, unknowingly, with the ability to steal? Or is it more likely that a person with virtuous family members that will grow up to become a person like his or her parents? </text:p>
      <text:p text:style-name="P5">More: That must be true, regarding the circumstances. However, I think these examples do not consider the training of children in music and poetry, or even physical training. (<text:span text:style-name="Emphasis">Republic</text:span> 377a) A child, even though born with a poor background, can be trained to become a philosopher as well, as long as they learn the ways of inquiry. I think that even though the chances are higher that a guardians’ children will be of the same caliber, I still think such an outright exclusion and disregard to humans’ ability to learn is contrary to the fact that animals are fundamentally different from humans. Will humans not learn to adopt the qualities of gentle, spirited and philosophical as you mentioned, with appropriate training? </text:p>
      <text:p text:style-name="P5">Plato: It is true, but Kallipolis is not created to ensure the happiness and fairness for each and every of its citizen, but the city is virtuous and happy as a whole. (<text:span text:style-name="Emphasis">Republic</text:span> 421b) Have you not seen the problem with too many mouths in a family? The children who are weakest usually suffer from diseases and die a young age, or from malnourishment. If we try to nurture too many possible guardians by not selecting them based on breed as you suggested, I am afraid we will fall to the <text:soft-page-break/>same fate of overcommitment. Kallipolis’ source of wealth and happiness is by the virtuous guardians who keep the city safe and under control, and only having an appropriately large amount of them can make sure by the generations, the city will not fall due to the lack of virtuous guardians. This way, the makers in the city will have the greatest happiness too, not because of the multitude in opportunity for sexual intercourse, but because they are protected by able guardians. </text:p>
      <text:p text:style-name="P5">More: So your point is in order to save time, we should just use the heuristics given by a person’s body to assess him for whether he is suitable for mating, and bear the assumption that guardians are guaranteed to have a higher probability of having good offspring, in the hope that the future generation will turn out to be the same, if not better? And this will be regardless of whether it is fair to each and every soul in Kallipolis as we care only about the future of the city itself rather than personal gains, even if it means to live in pain or the unhappiness of not being able to have the chance to reproduce, and have your own offspring, as I would think is what humans are naturally conditioned to do. </text:p>
      <text:p text:style-name="P5">Plato: Indeed they would not be sad about it, since they believe in the noble lie that each of them are earthborn brothers, and will fight together to defend the land in which they live (<text:span text:style-name="Emphasis">Republic</text:span> 414e), as the survival and prosperity of the city would be their ultimate goal, even if it means to suffer personal losses. In terms of having offspring, all citizens in Kallipolis will have many mothers and fathers, also siblings and children too (<text:span text:style-name="Emphasis">Republic</text:span> 461d), and it is this shared ownership that will overcome the selfish sense of private property. </text:p>
      <text:p text:style-name="P5">More: Indeed that is how it is arranged in Kallipolis. I doubt it will work in any other contemporary settings, including the Utopia I described in my book, but I can see now how Socrates designed the Kallipolis to be. </text:p>
      <text:p text:style-name="P5">Plato: Precisely. </text:p>
      <text:p text:style-name="P5">More: Plato, have you also mentioned that all these are packaged in “falsehood and deception for <text:soft-page-break/>the benefit of those they rule” by the rulers, which are a form of drug (<text:span text:style-name="Emphasis">Republic</text:span> 459c). In the case of marriage, the rulers will allow sophisticated lotteries to favorably pick the best “breed” to marry each other. Have you thought of what could happen if one day, an inquisitive mind discover the scheme behind the curtains, and the makers of Kallipolis find out that they are manipulated to give up their ability to reproduce? You must agree with me that all animals and humans alike, are “driven by innate necessity to have sex with one another” (<text:span text:style-name="Emphasis">Republic</text:span> 458d)? Just like you being robbed of your food, will you not be enraged if you are denied of opportunity to marry someone? </text:p>
      <text:p text:style-name="P5">Plato: One certainly will. </text:p>
      <text:p text:style-name="P5">More: Now how do you deal with those who saw through the scheme of manipulation and deem Utopia an unfair city, where the citizens are mindless puppet drugged with lies and falsehood? Will this not put Kallipolis in danger as this falsehood is the basis of the building of the city? </text:p>
      <text:p text:style-name="P5">Plato: Those who reach such a level of comprehension and intellect, are extremely rare, for normal humans are incapable of such reasoning without a philosophical mind. If they truly understand, they should see all the more why these are put in place; it is to grant the whole city happiness as we mentioned, not in its parts, but as a whole. </text:p>
      <text:p text:style-name="P5">More: I see. I have a church service to attend, so we have to end this conversation now. I think we can safely say that Socrates likely to have thought of people as largely incapable of the inquisition of knowledge, and humans are not much different from animals as they both can possess common qualities, such as being gentle or spirited? And on the assumption that the noble lie can hold the city together, people would be fine to be given up their ability to marry whoever they like as they will accept their marriage arrangement by the rulers? </text:p>
      <text:p text:style-name="P5">Plato: I think that is an accurate conclusion for our conversation. </text:p>
      <text:p text:style-name="P7">(1733 words)</text:p>
      <text:p text:style-name="P8"/>
      <text:p text:style-name="P9">Bibliography</text:p>
      <text:p text:style-name="P6"><text:span text:style-name="T1">Plato. </text:span><text:span text:style-name="Emphasis"><text:span text:style-name="T3">Republlic</text:span></text:span><text:span text:style-name="T1">. Translated by G.M.A. Grube. revised by C.D.C Reeve, Hackett Publishing Company, Inc., 1992.</text:span></text:p>
      <text:p text:style-name="P7">More, Thomas. <text:span text:style-name="T2">Utopia.</text:span><text:span text:style-name="T4"> Translated by Paul Turner, Penguin Group, 200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6</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Tan Yee Jian</meta:initial-creator>
    <dc:date>2020-02-22T12:44:14.396248939</dc:date>
    <meta:creation-date>2020-02-22T12:32:18</meta:creation-date>
    <meta:generator>LibreOffice/6.3.4.2$Linux_X86_64 LibreOffice_project/30$Build-2</meta:generator>
    <meta:keyword/>
    <dc:subject/>
    <dc:title>Thomas More’s letter to Plato</dc:title>
    <meta:editing-duration>PT11M53S</meta:editing-duration>
    <meta:editing-cycles>3</meta:editing-cycles>
    <meta:document-statistic meta:table-count="0" meta:image-count="0" meta:object-count="0" meta:page-count="6" meta:paragraph-count="38" meta:word-count="1788" meta:character-count="10103" meta:non-whitespace-character-count="8326"/>
  </office:meta>
</office:document-meta>
</file>